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</table:table>
      <table:table table:name="GENERAL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3_CH3</text:p>
          </table:table-cell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A12</text:p>
          </table:table-cell>
          <table:table-cell office:value-type="string" calcext:value-type="string">
            <text:p>encoder_L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1_ETR; </text:span>rueda izq.</text:p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string" calcext:value-type="string">
            <text:p>encoder_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2_ETR; </text:span>rueda der.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9:07:03.7342166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2-16T20:05:53.753182491</dc:date>
    <meta:editing-duration>PT9H25M22S</meta:editing-duration>
    <meta:editing-cycles>16</meta:editing-cycles>
    <meta:generator>LibreOffice/6.4.7.2$Linux_X86_64 LibreOffice_project/40$Build-2</meta:generator>
    <meta:document-statistic meta:table-count="2" meta:cell-count="102" meta:object-count="0"/>
  </office:meta>
</office:document-meta>
</file>